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2" style:family="table">
      <style:table-properties style:width="6.4278in" fo:margin-left="0.134in" fo:margin-top="0in" fo:margin-bottom="0.0785in" table:align="left" fo:keep-with-next="always"/>
    </style:style>
    <style:style style:name="Table2.A" style:family="table-column">
      <style:table-column-properties style:column-width="2.3111in"/>
    </style:style>
    <style:style style:name="Table2.B" style:family="table-column">
      <style:table-column-properties style:column-width="1.5639in"/>
    </style:style>
    <style:style style:name="Table2.C" style:family="table-column">
      <style:table-column-properties style:column-width="2.5528in"/>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fo:padding="0.0625in" fo:border="none"/>
    </style:style>
    <style:style style:name="Table2.A6" style:family="table-cell">
      <style:table-cell-properties style:vertical-align="top" fo:padding="0.0625in" fo:border="none"/>
    </style:style>
    <style:style style:name="Table2.A7" style:family="table-cell">
      <style:table-cell-properties style:vertical-align="top"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41644" officeooo:paragraph-rsid="00141644"/>
    </style:style>
    <style:style style:name="P3" style:family="paragraph" style:parent-style-name="Text_20_body">
      <style:text-properties officeooo:paragraph-rsid="00141644"/>
    </style:style>
    <style:style style:name="P4" style:family="paragraph" style:parent-style-name="Text_20_body">
      <style:text-properties officeooo:rsid="00189519" officeooo:paragraph-rsid="00189519"/>
    </style:style>
    <style:style style:name="P5" style:family="paragraph" style:parent-style-name="Text_20_body">
      <style:text-properties officeooo:rsid="001bad42" officeooo:paragraph-rsid="001bad42"/>
    </style:style>
    <style:style style:name="P6" style:family="paragraph" style:parent-style-name="Text_20_body">
      <style:text-properties officeooo:rsid="001d95f6" officeooo:paragraph-rsid="001d95f6"/>
    </style:style>
    <style:style style:name="P7" style:family="paragraph" style:parent-style-name="Text_20_body">
      <style:text-properties officeooo:paragraph-rsid="001d95f6"/>
    </style:style>
    <style:style style:name="P8" style:family="paragraph" style:parent-style-name="Text_20_body">
      <style:text-properties officeooo:paragraph-rsid="001f82b6"/>
    </style:style>
    <style:style style:name="P9" style:family="paragraph" style:parent-style-name="Text_20_body">
      <style:text-properties officeooo:rsid="001f82b6" officeooo:paragraph-rsid="001f82b6"/>
    </style:style>
    <style:style style:name="P10" style:family="paragraph" style:parent-style-name="Text_20_body">
      <style:text-properties officeooo:rsid="00226082" officeooo:paragraph-rsid="00226082"/>
    </style:style>
    <style:style style:name="P11" style:family="paragraph" style:parent-style-name="Text_20_body">
      <style:text-properties officeooo:rsid="00226082" officeooo:paragraph-rsid="001f82b6"/>
    </style:style>
    <style:style style:name="P12" style:family="paragraph" style:parent-style-name="Text_20_body">
      <style:text-properties officeooo:rsid="002a0df4" officeooo:paragraph-rsid="002a0df4"/>
    </style:style>
    <style:style style:name="P13" style:family="paragraph" style:parent-style-name="Text_20_body">
      <style:text-properties officeooo:rsid="002c4751" officeooo:paragraph-rsid="002c4751"/>
    </style:style>
    <style:style style:name="P14" style:family="paragraph" style:parent-style-name="Text_20_body">
      <style:text-properties officeooo:rsid="00336b41" officeooo:paragraph-rsid="00336b41"/>
    </style:style>
    <style:style style:name="P15" style:family="paragraph" style:parent-style-name="OrgTableHeadingLeft">
      <style:text-properties officeooo:rsid="00189519" officeooo:paragraph-rsid="00189519"/>
    </style:style>
    <style:style style:name="P16" style:family="paragraph" style:parent-style-name="OrgTableHeadingRight">
      <style:paragraph-properties fo:text-align="start" style:justify-single-word="false"/>
      <style:text-properties officeooo:rsid="00189519" officeooo:paragraph-rsid="00189519"/>
    </style:style>
    <style:style style:name="P17" style:family="paragraph" style:parent-style-name="OrgTableContentsLeft">
      <style:text-properties style:font-name="Courier New" officeooo:paragraph-rsid="00189519"/>
    </style:style>
    <style:style style:name="P18" style:family="paragraph" style:parent-style-name="OrgTableContentsLeft">
      <style:text-properties style:font-name="Courier New" fo:font-style="normal" officeooo:rsid="001bad42" officeooo:paragraph-rsid="00189519" style:font-style-asian="normal" style:font-style-complex="normal"/>
    </style:style>
    <style:style style:name="P19" style:family="paragraph" style:parent-style-name="OrgTableContentsLeft">
      <style:text-properties style:font-name="Courier New" fo:font-style="normal" officeooo:rsid="001bad42" officeooo:paragraph-rsid="002907d0" style:font-style-asian="normal" style:font-style-complex="normal"/>
    </style:style>
    <style:style style:name="P20" style:family="paragraph" style:parent-style-name="OrgTableContentsLeft">
      <style:text-properties style:font-name="Courier New" fo:font-style="normal" officeooo:rsid="001bad42" officeooo:paragraph-rsid="002c4751" style:font-style-asian="normal" style:font-style-complex="normal"/>
    </style:style>
    <style:style style:name="P21" style:family="paragraph" style:parent-style-name="OrgTableContentsLeft">
      <style:text-properties officeooo:rsid="001bad42" officeooo:paragraph-rsid="001bad42"/>
    </style:style>
    <style:style style:name="P22" style:family="paragraph" style:parent-style-name="OrgTableContentsLeft">
      <style:text-properties officeooo:rsid="002907d0" officeooo:paragraph-rsid="002907d0"/>
    </style:style>
    <style:style style:name="P23" style:family="paragraph" style:parent-style-name="OrgTableContentsLeft">
      <style:text-properties officeooo:rsid="002c4751" officeooo:paragraph-rsid="002c4751"/>
    </style:style>
    <style:style style:name="P24" style:family="paragraph" style:parent-style-name="OrgTableContentsRight">
      <style:paragraph-properties fo:text-align="start" style:justify-single-word="false"/>
      <style:text-properties style:font-name="Courier New" officeooo:rsid="001bad42" officeooo:paragraph-rsid="001bad42"/>
    </style:style>
    <style:style style:name="P25" style:family="paragraph" style:parent-style-name="OrgTableContentsRight">
      <style:paragraph-properties fo:text-align="start" style:justify-single-word="false"/>
      <style:text-properties style:font-name="Courier New" officeooo:rsid="002b664c" officeooo:paragraph-rsid="002b664c"/>
    </style:style>
    <style:style style:name="P26" style:family="paragraph" style:parent-style-name="Contents_20_1">
      <style:paragraph-properties>
        <style:tab-stops/>
      </style:paragraph-properties>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Text_20_body" style:list-style-name="OrgNumberedList"/>
    <style:style style:name="P30" style:family="paragraph" style:parent-style-name="Text_20_body" style:list-style-name="OrgNumberedList">
      <style:text-properties officeooo:paragraph-rsid="00226082"/>
    </style:style>
    <style:style style:name="P31" style:family="paragraph" style:parent-style-name="Text_20_body" style:list-style-name="OrgNumberedList">
      <style:text-properties officeooo:paragraph-rsid="002e350a"/>
    </style:style>
    <style:style style:name="P32" style:family="paragraph" style:parent-style-name="Text_20_body" style:list-style-name="OrgNumberedList">
      <style:text-properties officeooo:paragraph-rsid="0036bd77"/>
    </style:style>
    <style:style style:name="P33" style:family="paragraph" style:parent-style-name="Text_20_body" style:list-style-name="OrgBulletedList"/>
    <style:style style:name="P34" style:family="paragraph" style:parent-style-name="Text_20_body" style:list-style-name="L1">
      <style:text-properties officeooo:rsid="001d95f6" officeooo:paragraph-rsid="001d95f6"/>
    </style:style>
    <style:style style:name="P35" style:family="paragraph" style:parent-style-name="Text_20_body" style:list-style-name="L2">
      <style:text-properties officeooo:rsid="001d95f6" officeooo:paragraph-rsid="001d95f6"/>
    </style:style>
    <style:style style:name="P36" style:family="paragraph" style:parent-style-name="Text_20_body" style:list-style-name="L3">
      <style:text-properties officeooo:rsid="001d95f6" officeooo:paragraph-rsid="001d95f6"/>
    </style:style>
    <style:style style:name="P37" style:family="paragraph" style:parent-style-name="Text_20_body" style:list-style-name="OrgNumberedList">
      <style:text-properties officeooo:rsid="001d95f6" officeooo:paragraph-rsid="00226082"/>
    </style:style>
    <style:style style:name="P38" style:family="paragraph" style:parent-style-name="Text_20_body" style:list-style-name="L3">
      <style:text-properties officeooo:rsid="002907d0" officeooo:paragraph-rsid="002907d0"/>
    </style:style>
    <style:style style:name="P39" style:family="paragraph" style:parent-style-name="Text_20_body" style:list-style-name="L4">
      <style:text-properties officeooo:rsid="001f82b6" officeooo:paragraph-rsid="001f82b6"/>
    </style:style>
    <style:style style:name="P40" style:family="paragraph" style:parent-style-name="Text_20_body" style:list-style-name="L4">
      <style:text-properties officeooo:rsid="0020a69f" officeooo:paragraph-rsid="0020a69f"/>
    </style:style>
    <style:style style:name="P41" style:family="paragraph" style:parent-style-name="Text_20_body" style:list-style-name="L4">
      <style:text-properties officeooo:rsid="002a0df4" officeooo:paragraph-rsid="002a0df4"/>
    </style:style>
    <style:style style:name="P42" style:family="paragraph" style:parent-style-name="Text_20_body" style:list-style-name="OrgNumberedList">
      <style:text-properties officeooo:rsid="002f1554" officeooo:paragraph-rsid="002f1554"/>
    </style:style>
    <style:style style:name="P43" style:family="paragraph" style:parent-style-name="Text_20_body" style:list-style-name="L5">
      <style:text-properties officeooo:paragraph-rsid="00300562"/>
    </style:style>
    <style:style style:name="P44" style:family="paragraph" style:parent-style-name="Text_20_body" style:list-style-name="L5">
      <style:text-properties officeooo:rsid="0032c406" officeooo:paragraph-rsid="0032c406"/>
    </style:style>
    <style:style style:name="P45" style:family="paragraph" style:parent-style-name="Text_20_body" style:list-style-name="L5">
      <style:text-properties officeooo:rsid="00336b41" officeooo:paragraph-rsid="00336b41"/>
    </style:style>
    <style:style style:name="P46" style:family="paragraph" style:parent-style-name="Text_20_body">
      <style:text-properties officeooo:rsid="0034e860" officeooo:paragraph-rsid="0034e860"/>
    </style:style>
    <style:style style:name="P47" style:family="paragraph" style:parent-style-name="Heading_20_2">
      <style:text-properties officeooo:rsid="00189519" officeooo:paragraph-rsid="00189519"/>
    </style:style>
    <style:style style:name="P48" style:family="paragraph" style:parent-style-name="Heading_20_2">
      <style:text-properties officeooo:rsid="00141644" officeooo:paragraph-rsid="00141644"/>
    </style:style>
    <style:style style:name="P49" style:family="paragraph" style:parent-style-name="Heading_20_3">
      <style:text-properties officeooo:paragraph-rsid="00141644"/>
    </style:style>
    <style:style style:name="P50" style:family="paragraph" style:parent-style-name="Heading_20_3">
      <style:text-properties officeooo:paragraph-rsid="001f82b6"/>
    </style:style>
    <style:style style:name="P51" style:family="paragraph" style:parent-style-name="Heading_20_3">
      <style:text-properties officeooo:rsid="0034e860" officeooo:paragraph-rsid="0034e860"/>
    </style:style>
    <style:style style:name="P52" style:family="paragraph" style:parent-style-name="Heading_20_1">
      <style:text-properties officeooo:rsid="00141644" officeooo:paragraph-rsid="00141644"/>
    </style:style>
    <style:style style:name="T1" style:family="text">
      <style:text-properties officeooo:rsid="00130f42"/>
    </style:style>
    <style:style style:name="T2" style:family="text">
      <style:text-properties officeooo:rsid="00141644"/>
    </style:style>
    <style:style style:name="T3" style:family="text">
      <style:text-properties officeooo:rsid="001bad42"/>
    </style:style>
    <style:style style:name="T4" style:family="text">
      <style:text-properties officeooo:rsid="001d95f6"/>
    </style:style>
    <style:style style:name="T5" style:family="text">
      <style:text-properties style:font-name="Courier New"/>
    </style:style>
    <style:style style:name="T6" style:family="text">
      <style:text-properties style:font-name="Courier New" officeooo:rsid="002b664c"/>
    </style:style>
    <style:style style:name="T7" style:family="text">
      <style:text-properties style:font-name="Courier New" officeooo:rsid="001d95f6"/>
    </style:style>
    <style:style style:name="T8" style:family="text">
      <style:text-properties officeooo:rsid="001f82b6"/>
    </style:style>
    <style:style style:name="T9" style:family="text">
      <style:text-properties officeooo:rsid="0020a69f"/>
    </style:style>
    <style:style style:name="T10" style:family="text">
      <style:text-properties officeooo:rsid="00226082"/>
    </style:style>
    <style:style style:name="T11" style:family="text">
      <style:text-properties officeooo:rsid="002907d0"/>
    </style:style>
    <style:style style:name="T12" style:family="text">
      <style:text-properties officeooo:rsid="002a0df4"/>
    </style:style>
    <style:style style:name="T13" style:family="text">
      <style:text-properties officeooo:rsid="002b664c"/>
    </style:style>
    <style:style style:name="T14" style:family="text">
      <style:text-properties officeooo:rsid="002c4751"/>
    </style:style>
    <style:style style:name="T15" style:family="text">
      <style:text-properties officeooo:rsid="002e350a"/>
    </style:style>
    <style:style style:name="T16" style:family="text">
      <style:text-properties fo:font-weight="bold" officeooo:rsid="002e350a" style:font-weight-asian="bold" style:font-weight-complex="bold"/>
    </style:style>
    <style:style style:name="T17" style:family="text">
      <style:text-properties officeooo:rsid="00310344"/>
    </style:style>
    <style:style style:name="T18" style:family="text">
      <style:text-properties officeooo:rsid="00300562"/>
    </style:style>
    <style:style style:name="T19" style:family="text">
      <style:text-properties fo:font-size="10pt" style:font-size-asian="10pt" style:font-size-complex="10pt"/>
    </style:style>
    <style:style style:name="T20" style:family="text">
      <style:text-properties officeooo:rsid="00336b41"/>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26"><text:a xlink:type="simple" xlink:href="#__RefHeading___Toc641_2123474191" text:style-name="Internet_20_link" text:visited-style-name="Internet_20_link">1. <text:s/>Introduction</text:a></text:p>
          <text:p text:style-name="P26"><text:a xlink:type="simple" xlink:href="#__RefHeading___Toc643_2123474191" text:style-name="Internet_20_link" text:visited-style-name="Internet_20_link">2. <text:s/>Goals</text:a></text:p>
          <text:p text:style-name="P26"><text:a xlink:type="simple" xlink:href="#__RefHeading___Toc645_2123474191" text:style-name="Internet_20_link" text:visited-style-name="Internet_20_link">3. <text:s/>Design</text:a></text:p>
          <text:p text:style-name="P27"><text:a xlink:type="simple" xlink:href="#__RefHeading___Toc647_2123474191" text:style-name="Internet_20_link" text:visited-style-name="Internet_20_link">3.1. <text:s/>Restricting access per-Virtue</text:a></text:p>
          <text:p text:style-name="P27"><text:a xlink:type="simple" xlink:href="#__RefHeading___Toc649_2123474191" text:style-name="Internet_20_link" text:visited-style-name="Internet_20_link">3.2. <text:s/>Legacy and Virtue connections</text:a></text:p>
          <text:p text:style-name="P27"><text:a xlink:type="simple" xlink:href="#__RefHeading___Toc651_2123474191" text:style-name="Internet_20_link" text:visited-style-name="Internet_20_link">3.3. <text:s/>Per-user or Per-Virtue?</text:a></text:p>
          <text:p text:style-name="P27"><text:a xlink:type="simple" xlink:href="#__RefHeading___Toc653_2123474191" text:style-name="Internet_20_link" text:visited-style-name="Internet_20_link">3.4. <text:s/>Authentication</text:a></text:p>
          <text:p text:style-name="P27"><text:a xlink:type="simple" xlink:href="#__RefHeading___Toc816_3210893503" text:style-name="Internet_20_link" text:visited-style-name="Internet_20_link">3.5. <text:s/>Installation</text:a></text:p>
          <text:p text:style-name="P27"><text:a xlink:type="simple" xlink:href="#__RefHeading___Toc818_3210893503" text:style-name="Internet_20_link" text:visited-style-name="Internet_20_link">3.6. <text:s/>Initial Configuration</text:a></text:p>
          <text:p text:style-name="P27"><text:a xlink:type="simple" xlink:href="#__RefHeading___Toc655_2123474191" text:style-name="Internet_20_link" text:visited-style-name="Internet_20_link">3.7. <text:s/>Access</text:a></text:p>
          <text:p text:style-name="P28"><text:a xlink:type="simple" xlink:href="#__RefHeading___Toc820_3210893503" text:style-name="Internet_20_link" text:visited-style-name="Internet_20_link">3.7.1. <text:s/>Version 1</text:a></text:p>
          <text:p text:style-name="P28"><text:a xlink:type="simple" xlink:href="#__RefHeading___Toc822_3210893503" text:style-name="Internet_20_link" text:visited-style-name="Internet_20_link">3.7.2. <text:s/>Version 2</text:a></text:p>
          <text:p text:style-name="P26"><text:a xlink:type="simple" xlink:href="#__RefHeading___Toc657_2123474191" text:style-name="Internet_20_link" text:visited-style-name="Internet_20_link">4. <text:s/>REST APIs</text:a></text:p>
          <text:p text:style-name="P27"><text:a xlink:type="simple" xlink:href="#__RefHeading___Toc659_2123474191" text:style-name="Internet_20_link" text:visited-style-name="Internet_20_link">4.1. <text:s/>Virtue REST API</text:a></text:p>
          <text:p text:style-name="P28"><text:a xlink:type="simple" xlink:href="#__RefHeading___Toc661_2123474191" text:style-name="Internet_20_link" text:visited-style-name="Internet_20_link">4.1.1. <text:s/>POST /virtue</text:a></text:p>
          <text:p text:style-name="P28"><text:a xlink:type="simple" xlink:href="#__RefHeading___Toc665_2123474191" text:style-name="Internet_20_link" text:visited-style-name="Internet_20_link">4.1.2. <text:s/>GET /virtue/&lt;virtueId&gt;</text:a></text:p>
          <text:p text:style-name="P28"><text:a xlink:type="simple" xlink:href="#__RefHeading___Toc824_3210893503" text:style-name="Internet_20_link" text:visited-style-name="Internet_20_link">4.1.3. <text:s/>GET /virtue</text:a></text:p>
          <text:p text:style-name="P27"><text:a xlink:type="simple" xlink:href="#__RefHeading___Toc669_2123474191" text:style-name="Internet_20_link" text:visited-style-name="Internet_20_link">4.2. <text:s/>Share REST API</text:a></text:p>
          <text:p text:style-name="P28"><text:a xlink:type="simple" xlink:href="#__RefHeading___Toc671_2123474191" text:style-name="Internet_20_link" text:visited-style-name="Internet_20_link">4.2.1. <text:s/>POST /share</text:a></text:p>
          <text:p text:style-name="P28"><text:a xlink:type="simple" xlink:href="#__RefHeading___Toc673_2123474191" text:style-name="Internet_20_link" text:visited-style-name="Internet_20_link">4.2.2. <text:s/>DELETE /share/&lt;shareName&gt;</text:a></text:p>
          <text:p text:style-name="P28"><text:a xlink:type="simple" xlink:href="#__RefHeading___Toc675_2123474191" text:style-name="Internet_20_link" text:visited-style-name="Internet_20_link">4.2.3. <text:s/>GET /share/&lt;shareName&gt;</text:a></text:p>
          <text:p text:style-name="P28"><text:a xlink:type="simple" xlink:href="#__RefHeading___Toc677_2123474191" text:style-name="Internet_20_link" text:visited-style-name="Internet_20_link">4.2.4. <text:s/>GET /scan</text:a></text:p>
          <text:p text:style-name="P26"><text:a xlink:type="simple" xlink:href="#__RefHeading___Toc679_2123474191" text:style-name="Internet_20_link" text:visited-style-name="Internet_20_link">5. <text:s/>Lifecycle</text:a></text:p>
          <text:p text:style-name="P27"><text:a xlink:type="simple" xlink:href="#__RefHeading___Toc681_2123474191" text:style-name="Internet_20_link" text:visited-style-name="Internet_20_link">5.1. <text:s/>Startup</text:a></text:p>
          <text:p text:style-name="P28"><text:a xlink:type="simple" xlink:href="#__RefHeading___Toc683_2123474191" text:style-name="Internet_20_link" text:visited-style-name="Internet_20_link">5.1.1. <text:s/>Virtual Machine Startup</text:a></text:p>
          <text:p text:style-name="P27"><text:a xlink:type="simple" xlink:href="#__RefHeading___Toc685_2123474191" text:style-name="Internet_20_link" text:visited-style-name="Internet_20_link">5.2. <text:s/>Shutdown</text:a></text:p>
          <text:p text:style-name="P26"><text:a xlink:type="simple" xlink:href="#__RefHeading___Toc687_2123474191" text:style-name="Internet_20_link" text:visited-style-name="Internet_20_link">6. <text:s/>AMI Creation</text:a></text:p>
        </text:index-body>
      </text:table-of-content>
      <text:h text:style-name="Heading_20_1" text:outline-level="1"><text:bookmark-start text:name="OrgXref.orgd32308f"/><text:bookmark-start text:name="__RefHeading___Toc641_2123474191"/><text:bookmark text:name="orgd32308f"/>Introduction <text:bookmark-end text:name="OrgXref.orgd32308f"/><text:bookmark-end text:name="__RefHeading___Toc641_2123474191"/></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start text:name="OrgXref.org3cd7463"/><text:bookmark-start text:name="__RefHeading___Toc643_2123474191"/><text:bookmark text:name="org3cd7463"/><text:soft-page-break/>Goals <text:bookmark-end text:name="OrgXref.org3cd7463"/><text:bookmark-end text:name="__RefHeading___Toc643_2123474191"/></text:h>
      <text:p text:style-name="Text_20_body">Goals of this proxy are (in approximately this order) to: </text:p>
      <text:list xml:id="list1304366508" text:style-name="OrgNumberedList">
        <text:list-item>
          <text:p text:style-name="P29">Restrict access to legacy file shares not only per user, but per Virtue. Specifically, within each Virtue, restrict access to the intersection of: </text:p>
          <text:list text:style-name="OrgBulletedList">
            <text:list-item>
              <text:p text:style-name="P33">What the user has access to (based on permissions in Active Directory for the file share) </text:p>
            </text:list-item>
            <text:list-item>
              <text:p text:style-name="P33">What the Virtue has access to (based on settings in the Virtue-User Database) </text:p>
            </text:list-item>
          </text:list>
        </text:list-item>
        <text:list-item>
          <text:p text:style-name="P29">Work with existing the legacy file shares with no modification required. </text:p>
        </text:list-item>
        <text:list-item>
          <text:p text:style-name="P29">Be secure. The Proxy should not introduce security vulnerabilities (beyond the desired file access as described above). </text:p>
        </text:list-item>
        <text:list-item>
          <text:p text:style-name="P29">Make legacy file shares visible to Virtues as remote file systems mountable by the native OS. This means, for example, that it cannot be web-only access or require a special client application. </text:p>
        </text:list-item>
        <text:list-item>
          <text:p text:style-name="P29">Allow the user to mount legacy Windows files shares in a Virtue (virtual machine) without requiring a password. The user authenticates to the SAVIOR Desktop on startup, which should be sufficient. </text:p>
        </text:list-item>
        <text:list-item>
          <text:p text:style-name="P29">Be performant. Access should be close to direct access to the file shares, especially in latency but also in throughput. </text:p>
        </text:list-item>
      </text:list>
      <text:h text:style-name="Heading_20_1" text:outline-level="1"><text:bookmark-start text:name="OrgXref.orgdba14d0"/><text:bookmark-start text:name="__RefHeading___Toc645_2123474191"/><text:bookmark text:name="orgdba14d0"/>Design <text:bookmark-end text:name="OrgXref.orgdba14d0"/><text:bookmark-end text:name="__RefHeading___Toc645_2123474191"/></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start text:name="OrgXref.org5e9b289"/><text:bookmark-start text:name="__RefHeading___Toc647_2123474191"/><text:bookmark text:name="org5e9b289"/>Restricting access per-Virtue <text:bookmark-end text:name="OrgXref.org5e9b289"/><text:bookmark-end text:name="__RefHeading___Toc647_2123474191"/></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1148692634" text:style-name="OrgBulletedList">
        <text:list-item>
          <text:p text:style-name="P33"><text:soft-page-break/>Full access </text:p>
        </text:list-item>
        <text:list-item>
          <text:p text:style-name="P33">Read-only access (including execute) </text:p>
        </text:list-item>
        <text:list-item>
          <text:p text:style-name="P33">No access</text:p>
        </text:list-item>
      </text:list>
      <text:p text:style-name="Text_20_body">By default, no access is granted. Note that only per-directory permissions are possible, not per-file. </text:p>
      <text:p text:style-name="Text_20_body">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33">share/ </text:p>
          <text:list>
            <text:list-item>
              <text:p text:style-name="P33">public/ </text:p>
            </text:list-item>
            <text:list-item>
              <text:p text:style-name="P33">admin/ </text:p>
            </text:list-item>
            <text:list-item>
              <text:p text:style-name="P33">system/ </text:p>
            </text:list-item>
            <text:list-item>
              <text:p text:style-name="P33">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33">MyVirtue/ [read-only] </text:p>
          <text:list>
            <text:list-item>
              <text:p text:style-name="P33">public/ [full access] </text:p>
            </text:list-item>
            <text:list-item>
              <text:p text:style-name="P33">admin/ [read-only] </text:p>
            </text:list-item>
            <text:list-item>
              <text:p text:style-name="P33">system/ [no access] </text:p>
            </text:list-item>
            <text:list-item>
              <text:p text:style-name="P33">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29"><text:span text:style-name="OrgCode">mount -o bind,ro .../share .../MyVirtue</text:span> </text:p>
        </text:list-item>
        <text:list-item>
          <text:p text:style-name="P29"><text:span text:style-name="OrgCode">mount -o bind .../share/public .../MyVirtue/public</text:span> </text:p>
        </text:list-item>
        <text:list-item>
          <text:p text:style-name="P29"><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start text:name="OrgXref.org97656af"/><text:bookmark-start text:name="__RefHeading___Toc649_2123474191"/><text:bookmark text:name="org97656af"/>Legacy and Virtue connections <text:bookmark-end text:name="OrgXref.org97656af"/><text:bookmark-end text:name="__RefHeading___Toc649_2123474191"/></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1">the file systems that the Proxy exports</text:span>, the Proxy will be configurable with username/password pairs for each file share to export. These will be generated by the Virtue Admin Server, which will set them in the Proxy and share <text:span text:style-name="T1">them</text:span> with the VMs in each Virtue as appropriate. </text:p>
      <text:h text:style-name="Heading_20_2" text:outline-level="2"><text:bookmark-start text:name="OrgXref.org429d99e"/><text:bookmark-start text:name="__RefHeading___Toc651_2123474191"/><text:bookmark text:name="org429d99e"/><text:soft-page-break/>Per-user or Per-Virtue? <text:bookmark-end text:name="OrgXref.org429d99e"/><text:bookmark-end text:name="__RefHeading___Toc651_2123474191"/></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33">Fewer Proxy instances than per Virtue, entailing: </text:p>
          <text:list>
            <text:list-item>
              <text:p text:style-name="P33">Reduced system complexity </text:p>
            </text:list-item>
            <text:list-item>
              <text:p text:style-name="P33">Reduced costs on EC2 (because each Proxy requires a Linux VM) </text:p>
            </text:list-item>
          </text:list>
        </text:list-item>
        <text:list-item>
          <text:p text:style-name="P33">Ability to mount each legacy file share once per user. This will save some network overhead and resources on the file Server. </text:p>
        </text:list-item>
        <text:list-item>
          <text:p text:style-name="P33">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start text:name="OrgXref.org0f85cc5"/><text:bookmark-start text:name="__RefHeading___Toc653_2123474191"/><text:bookmark text:name="org0f85cc5"/>Authentication <text:bookmark-end text:name="OrgXref.org0f85cc5"/><text:bookmark-end text:name="__RefHeading___Toc653_2123474191"/></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29">The Virtue Admin Server requests a file share and authenticates as the user, by passing a service ticket for the Proxy with the user as the principal (and actually created by the VA Server as if by the user via S4U2Proxy). </text:p>
        </text:list-item>
        <text:list-item>
          <text:p text:style-name="P29">The Proxy validates the ticket with the AD DS. </text:p>
        </text:list-item>
        <text:list-item>
          <text:p text:style-name="P29">The Proxy requests a service ticket for the file share (from the AD DS). </text:p>
        </text:list-item>
        <text:list-item>
          <text:p text:style-name="P29">The Proxy uses this service ticket along with the one received from the VA Server to request from the AD DS a service ticket for the file share with the user as the principal. (This is the S4U2Proxy step.) </text:p>
        </text:list-item>
        <text:list-item>
          <text:p text:style-name="P29">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P47" text:outline-level="2"><text:bookmark-start text:name="__RefHeading___Toc816_3210893503"/><text:soft-page-break/>Installation<text:bookmark-end text:name="__RefHeading___Toc816_3210893503"/></text:h>
      <text:p text:style-name="P4">The CIFS Proxy relies on several helper applications and scripts and on configuration files, all of which must be installed before starting the Proxy. <text:span text:style-name="T14">These files are listed in Table </text:span><text:span text:style-name="T14"><text:sequence-ref text:reference-format="value" text:ref-name="refTable0">3.5.1</text:sequence-ref></text:span><text:span text:style-name="T14">.</text:span></text:p>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File</text:p>
            </table:table-cell>
            <table:table-cell table:style-name="Table2.A1" office:value-type="string">
              <text:p text:style-name="P15">Target Location</text:p>
            </table:table-cell>
            <table:table-cell table:style-name="Table2.A1" office:value-type="string">
              <text:p text:style-name="P15">Description</text:p>
            </table:table-cell>
          </table:table-row>
        </table:table-header-rows>
        <table:table-row>
          <table:table-cell table:style-name="Table2.A2" office:value-type="string">
            <text:p text:style-name="P24">virtue.conf</text:p>
          </table:table-cell>
          <table:table-cell table:style-name="Table2.A2" office:value-type="string">
            <text:p text:style-name="P18">/etc/samba/</text:p>
          </table:table-cell>
          <table:table-cell table:style-name="Table2.A2" office:value-type="string">
            <text:p text:style-name="P21">Global configuration for the samba server</text:p>
          </table:table-cell>
        </table:table-row>
        <table:table-row>
          <table:table-cell table:style-name="Table2.A3" office:value-type="string">
            <text:p text:style-name="P25">allow-delegation.sh</text:p>
          </table:table-cell>
          <table:table-cell table:style-name="Table2.A3" office:value-type="string">
            <text:p text:style-name="P20">/usr/local/bin</text:p>
          </table:table-cell>
          <table:table-cell table:style-name="Table2.A3" office:value-type="string">
            <text:p text:style-name="P23">Set up Kerberos constrained delegation to allow the CIFS Proxy to delegate user credentials to a file share.</text:p>
          </table:table-cell>
        </table:table-row>
        <table:table-row>
          <table:table-cell table:style-name="Table2.A3" office:value-type="string">
            <text:p text:style-name="P25">post-deploy-config.sh</text:p>
          </table:table-cell>
          <table:table-cell table:style-name="Table2.A3" office:value-type="string">
            <text:p text:style-name="P20">/usr/local/bin</text:p>
          </table:table-cell>
          <table:table-cell table:style-name="Table2.A3" office:value-type="string">
            <text:p text:style-name="P23">Configure the CIFS Proxy host to be an Active Directory/Samba domain member.</text:p>
          </table:table-cell>
        </table:table-row>
        <table:table-row>
          <table:table-cell table:style-name="Table2.A3" office:value-type="string">
            <text:p text:style-name="P24">make-virtue-shares.sh</text:p>
          </table:table-cell>
          <table:table-cell table:style-name="Table2.A3" office:value-type="string">
            <text:p text:style-name="P19">/usr/local/bin</text:p>
          </table:table-cell>
          <table:table-cell table:style-name="Table2.A3" office:value-type="string">
            <text:p text:style-name="P22">Updates Samba configuration files.</text:p>
          </table:table-cell>
        </table:table-row>
        <table:table-row>
          <table:table-cell table:style-name="Table2.A6" office:value-type="string">
            <text:p text:style-name="P24">importcreds</text:p>
          </table:table-cell>
          <table:table-cell table:style-name="Table2.A6" office:value-type="string">
            <text:p text:style-name="P17">/<text:span text:style-name="T3">usr/local/bin</text:span></text:p>
          </table:table-cell>
          <table:table-cell table:style-name="Table2.A6" office:value-type="string">
            <text:p text:style-name="P21">Copies Kerberos credentials from an existing credentials file into the current credential cache.</text:p>
          </table:table-cell>
        </table:table-row>
        <table:table-row>
          <table:table-cell table:style-name="Table2.A7" office:value-type="string">
            <text:p text:style-name="P24">switchprincipal</text:p>
          </table:table-cell>
          <table:table-cell table:style-name="Table2.A7" office:value-type="string">
            <text:p text:style-name="P17">/<text:span text:style-name="T3">usr/local/bin</text:span></text:p>
          </table:table-cell>
          <table:table-cell table:style-name="Table2.A7" office:value-type="string">
            <text:p text:style-name="P21">Reads a Kerberos credential cache and writes it out with the same credentials but a different main principal.</text:p>
          </table:table-cell>
        </table:table-row>
      </table:table>
      <text:p text:style-name="Table">Table <text:sequence text:ref-name="refTable0" text:name="Table" text:formula="ooow:Table+1" style:num-format="1">3.5.1</text:sequence>: Proxy helper files</text:p>
      <text:h text:style-name="P47" text:outline-level="2"><text:bookmark-start text:name="__RefHeading___Toc818_3210893503"/>Initial Configuration<text:bookmark-end text:name="__RefHeading___Toc818_3210893503"/></text:h>
      <text:p text:style-name="Text_20_body">For a computer to support the CIFS Proxy, it must be a member of an Active Directory (or Samba) domain, and it must have an appropriate Kerberos keytab and certain AD properties must be set. The <text:span text:style-name="T6">post-deploy-config.sh</text:span> script must be run once to configure the CIFS Proxy host.</text:p>
      <text:p text:style-name="P13">Before a file share is added to the CIFS Proxy, it must be given permission to delegate credentials to the file server where the file share resides. The <text:span text:style-name="T6">allow-delegation.sh</text:span> script should be used to do this. It is safe to run more than once for the same server.</text:p>
      <text:p text:style-name="P4">When the CIFS Proxy starts, it has to be configured for the user and their Virtues.</text:p>
      <text:list xml:id="list1377279910" text:style-name="L1">
        <text:list-item>
          <text:p text:style-name="P34">For each Virtue to which the user has access</text:p>
          <text:list>
            <text:list-item>
              <text:p text:style-name="P34">Create the Virtue with the <text:span text:style-name="T5">POST /virtue</text:span> REST call.</text:p>
            </text:list-item>
            <text:list-item>
              <text:p text:style-name="P34">For each file share accessible by the Virtue</text:p>
              <text:list>
                <text:list-item>
                  <text:p text:style-name="P34">Create the file share with the <text:span text:style-name="T5">POST /share</text:span> REST call.</text:p>
                </text:list-item>
              </text:list>
            </text:list-item>
          </text:list>
        </text:list-item>
      </text:list>
      <text:h text:style-name="Heading_20_2" text:outline-level="2"><text:bookmark-start text:name="OrgXref.org3e0541b"/><text:bookmark text:name="org3e0541b"/><text:bookmark-start text:name="__RefHeading___Toc655_2123474191"/><text:soft-page-break/>Access<text:bookmark-end text:name="OrgXref.org3e0541b"/><text:bookmark-end text:name="__RefHeading___Toc655_2123474191"/></text:h>
      <text:p text:style-name="P4">This section describes how the current version (version 1) works to provide access to files and how we would like it to work in the future (version 2).</text:p>
      <text:h text:style-name="Heading_20_3" text:outline-level="3"><text:bookmark-start text:name="__RefHeading___Toc820_3210893503"/>Version 1<text:bookmark-end text:name="__RefHeading___Toc820_3210893503"/></text:h>
      <text:p text:style-name="P6">Access to a mapped share will entail these steps:</text:p>
      <text:list xml:id="list1770451477" text:style-name="L2">
        <text:list-item>
          <text:p text:style-name="P35">The user opens a legacy share file (or directory).</text:p>
        </text:list-item>
        <text:list-item>
          <text:p text:style-name="P35">The request is sent (by the Virtue VM's OS) to the Proxy host for the Virtue.</text:p>
        </text:list-item>
        <text:list-item>
          <text:p text:style-name="P35">Samba on the Proxy host server the requested file.</text:p>
        </text:list-item>
      </text:list>
      <text:h text:style-name="Heading_20_3" text:outline-level="3"><text:bookmark-start text:name="__RefHeading___Toc822_3210893503"/>Version 2<text:bookmark-end text:name="__RefHeading___Toc822_3210893503"/></text:h>
      <text:p text:style-name="Text_20_body">Access to a mapped share <text:span text:style-name="T4">will require</text:span> the following steps: </text:p>
      <text:list xml:id="list151035592052697" text:style-name="OrgNumberedList">
        <text:list-item>
          <text:p text:style-name="P29">The user opens a legacy share file (or directory). </text:p>
        </text:list-item>
        <text:list-item>
          <text:p text:style-name="P29">The request is sent (by the Virtue VM's OS) to the Proxy host for the Virtue. </text:p>
        </text:list-item>
        <text:list-item>
          <text:p text:style-name="P29">Samba on the Proxy host attempts to access the file. </text:p>
        </text:list-item>
        <text:list-item>
          <text:p text:style-name="P29">If the file has not been mounted, the automounter invokes the Proxy helper script to mount it: </text:p>
          <text:list>
            <text:list-item>
              <text:p text:style-name="P29">It uses the cached service ticket obtained when the file share was configured (by the Virtue Admin Server) and the Proxy keytab to get a service ticket for the legacy file share. </text:p>
            </text:list-item>
            <text:list-item>
              <text:p text:style-name="P29">It mounts the file share. </text:p>
            </text:list-item>
            <text:list-item>
              <text:p text:style-name="P29">It uses mount bind to set up a file tree suitable for use by the Virtue. </text:p>
            </text:list-item>
          </text:list>
        </text:list-item>
        <text:list-item>
          <text:p text:style-name="P29">Samba serves the requested file.</text:p>
        </text:list-item>
      </text:list>
      <text:p text:style-name="P5">This access process will require different initial configuration than what’s described above.</text:p>
      <text:h text:style-name="P52" text:outline-level="1"><text:bookmark-start text:name="__RefHeading___Toc657_2123474191"/>REST APIs<text:bookmark-end text:name="__RefHeading___Toc657_2123474191"/></text:h>
      <text:p text:style-name="P3"><text:span text:style-name="T2">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3">Note that this will require the Virtue Admin Server to use S4U2Proxy (Services For User To Proxy), a.k.a. Kerberos constrained delegation.</text:p>
      <text:p text:style-name="P2">The REST API will restricted by network rules to be accessible only from the Virtue Admin Server.</text:p>
      <text:p text:style-name="P2">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48" text:outline-level="2"><text:bookmark-start text:name="__RefHeading___Toc659_2123474191"/>Virtue REST API<text:bookmark-end text:name="__RefHeading___Toc659_2123474191"/></text:h>
      <text:p text:style-name="P2">The Proxy will provide a REST API for managing Virtue definitions. These will be local to the Proxy (vs. definitive like the Virtue definitions managed by the Virtue Admin Server).</text:p>
      <text:h text:style-name="P49" text:outline-level="3"><text:bookmark-start text:name="__RefHeading___Toc661_2123474191"/><text:bookmark-start text:name="OrgXref.orge3bcf691"/><text:soft-page-break/>POST <text:span text:style-name="OrgCode">/virtue</text:span> <text:bookmark-end text:name="__RefHeading___Toc661_2123474191"/><text:bookmark-end text:name="OrgXref.orge3bcf691"/></text:h>
      <text:p text:style-name="P7"><text:span text:style-name="T2">Define </text:span>a virtue. The parameters for the <text:span text:style-name="T2">V</text:span>irtue will be passed as JSON. Fields are:</text:p>
      <text:list xml:id="list2437830141" text:style-name="L3">
        <text:list-item>
          <text:p text:style-name="P36">name: The name of the Virtue, such as “Email” or “Document Creation”</text:p>
        </text:list-item>
        <text:list-item>
          <text:p text:style-name="P38">id: Identifier for the Virtue. This must be unique for all Virtues in a given Proxy instance.</text:p>
        </text:list-item>
        <text:list-item>
          <text:p text:style-name="P36">username <text:span text:style-name="T12">[optional]</text:span>: The username to use for this Virtue on the Proxy host. <text:span text:style-name="T12">If provided, it m</text:span>ust be a valid username for the Proxy host <text:span text:style-name="T12">and must not already be an existing user on the system</text:span>. <text:span text:style-name="T12">If not provided, the Proxy will generate one based on the Virtue name.</text:span></text:p>
        </text:list-item>
        <text:list-item>
          <text:p text:style-name="P36"><text:span text:style-name="T8">p</text:span>assword <text:span text:style-name="T12">[optional]</text:span>: <text:span text:style-name="T8">The password for the user account on the Proxy host. If not provided, the Proxy will generate a random password.</text:span></text:p>
        </text:list-item>
      </text:list>
      <text:p text:style-name="P12">It is recommended that the caller not specify username or password and allow the Proxy to generate them.</text:p>
      <text:p text:style-name="P7"><text:span text:style-name="T8">It returns JSON with the same fields as the input. Optional fields will be populated by the Proxy</text:span>.</text:p>
      <text:h text:style-name="P49" text:outline-level="3"><text:bookmark-start text:name="OrgXref.org5a3c10a1"/><text:bookmark-start text:name="__RefHeading___Toc665_2123474191"/><text:bookmark text:name="org5a3c10a1"/>GET <text:span text:style-name="OrgCode">/virtue/&lt;virtue</text:span><text:span text:style-name="OrgCode"><text:span text:style-name="T13">Id</text:span></text:span><text:span text:style-name="OrgCode">&gt;</text:span> <text:bookmark-end text:name="OrgXref.org5a3c10a1"/><text:bookmark-end text:name="__RefHeading___Toc665_2123474191"/></text:h>
      <text:p text:style-name="P3">The parameters for the virtue will be returned as JSON. Fields are the same <text:span text:style-name="T8">as those for </text:span>POST /<text:span text:style-name="T8">virtue</text:span>.</text:p>
      <text:h text:style-name="P50" text:outline-level="3"><text:bookmark-start text:name="__RefHeading___Toc824_3210893503"/>GET <text:span text:style-name="OrgCode">/virtue</text:span><text:bookmark-end text:name="__RefHeading___Toc824_3210893503"/></text:h>
      <text:p text:style-name="P9">Returns a JSON list of known Virtues. Each element is in the same format as that returned by POST /virtue.</text:p>
      <text:h text:style-name="Heading_20_2" text:outline-level="2"><text:bookmark-start text:name="__RefHeading___Toc669_2123474191"/><text:bookmark text:name="org7b8e859"/><text:span text:style-name="T2">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 text:name="orge3bcf69"/><text:bookmark-start text:name="__RefHeading___Toc671_2123474191"/><text:bookmark-start text:name="OrgXref.orge3bcf69"/>POST <text:span text:style-name="OrgCode">/share</text:span> <text:bookmark-end text:name="__RefHeading___Toc671_2123474191"/><text:bookmark-end text:name="OrgXref.orge3bcf69"/></text:h>
      <text:p text:style-name="P8">Sets up a new file share. The parameters for the file share will be passed as JSON:</text:p>
      <text:list xml:id="list4256671389" text:style-name="L4">
        <text:list-item>
          <text:p text:style-name="P39">name: Name of the file share, such as “Share” or “Alice’s Files”. This must be unique within a given Proxy.</text:p>
        </text:list-item>
        <text:list-item>
          <text:p text:style-name="P39">virtue<text:span text:style-name="T11">Id</text:span>: <text:span text:style-name="T11">Identifier</text:span> of the Virtue to be given access. This must have previously been created with POST /virtue.</text:p>
        </text:list-item>
        <text:list-item>
          <text:p text:style-name="P39">server: Name of the file server providing the file share, such as “server.mycompany.com”. A <text:span text:style-name="T9">host </text:span>name <text:span text:style-name="T9">is required (</text:span>IP address is <text:span text:style-name="T9">not </text:span>allowed<text:span text:style-name="T9">)</text:span>.</text:p>
        </text:list-item>
        <text:list-item>
          <text:p text:style-name="P40">path: The path on the server to the file share, such as “/Public” or “home/alice”.</text:p>
        </text:list-item>
        <text:list-item>
          <text:p text:style-name="P40">permissions: A list of permissions. Allowed permissions are “READ” and “WRITE”.</text:p>
        </text:list-item>
        <text:list-item>
          <text:p text:style-name="P40">type: The type of the file share. The only permitted value as of now is “CIFS”.</text:p>
        </text:list-item>
      </text:list>
      <text:p text:style-name="P11">The return value is JSON with the same values as the input, plus:</text:p>
      <text:list xml:id="list124344869043740" text:continue-numbering="true" text:style-name="L4">
        <text:list-item>
          <text:p text:style-name="P41">exportedName: The name of the share as visible to the Virtues. This is generated by the Proxy based on the share name.</text:p>
        </text:list-item>
      </text:list>
      <text:h text:style-name="Heading_20_3" text:outline-level="3"><text:bookmark text:name="orgad0f0b4"/><text:bookmark-start text:name="__RefHeading___Toc673_2123474191"/><text:bookmark-start text:name="OrgXref.orgad0f0b4"/><text:soft-page-break/>DELETE <text:span text:style-name="OrgCode">/share/&lt;shareName&gt;</text:span> <text:bookmark-end text:name="__RefHeading___Toc673_2123474191"/><text:bookmark-end text:name="OrgXref.orgad0f0b4"/></text:h>
      <text:p text:style-name="Text_20_body">Remove a file share. </text:p>
      <text:h text:style-name="Heading_20_3" text:outline-level="3"><text:bookmark text:name="org5a3c10a"/><text:bookmark-start text:name="__RefHeading___Toc675_2123474191"/><text:bookmark-start text:name="OrgXref.org5a3c10a"/>GET <text:span text:style-name="OrgCode">/share/&lt;shareName&gt;</text:span> <text:bookmark-end text:name="__RefHeading___Toc675_2123474191"/><text:bookmark-end text:name="OrgXref.org5a3c10a"/></text:h>
      <text:p text:style-name="Text_20_body">The parameters for the file share will be returned as JSON, <text:span text:style-name="T10">with</text:span> the same format <text:span text:style-name="T10">as POST /share</text:span>. </text:p>
      <text:h text:style-name="P51" text:outline-level="3">GET <text:span text:style-name="OrgCode">/share</text:span></text:h>
      <text:p text:style-name="P46">Returns a list of all known shares.</text:p>
      <text:h text:style-name="Heading_20_3" text:outline-level="3"><text:bookmark text:name="org2529ce2"/><text:bookmark-start text:name="__RefHeading___Toc677_2123474191"/><text:bookmark-start text:name="OrgXref.org2529ce2"/>GET <text:span text:style-name="OrgCode">/</text:span><text:span text:style-name="OrgCode"><text:span text:style-name="T10">scan</text:span></text:span><text:bookmark-end text:name="__RefHeading___Toc677_2123474191"/><text:bookmark-end text:name="OrgXref.org2529ce2"/></text:h>
      <text:p text:style-name="P10">Delete all known shares from the internal state and repopulate the list of known shares based on what is mounted in the file system. This is useful if the CIFS proxy crashes or has to be restarted.</text:p>
      <text:h text:style-name="Heading_20_1" text:outline-level="1"><text:bookmark-start text:name="OrgXref.orgd2bc58c"/><text:bookmark-start text:name="__RefHeading___Toc679_2123474191"/><text:bookmark text:name="orgd2bc58c"/>Lifecycle <text:bookmark-end text:name="OrgXref.orgd2bc58c"/><text:bookmark-end text:name="__RefHeading___Toc679_2123474191"/></text:h>
      <text:p text:style-name="Text_20_body">This section describes the steps required for each part of the Proxy lifecycle. </text:p>
      <text:h text:style-name="Heading_20_2" text:outline-level="2"><text:bookmark-start text:name="OrgXref.orgc5c7088"/><text:bookmark-start text:name="__RefHeading___Toc681_2123474191"/><text:bookmark text:name="orgc5c7088"/>Startup <text:bookmark-end text:name="OrgXref.orgc5c7088"/><text:bookmark-end text:name="__RefHeading___Toc681_2123474191"/></text:h>
      <text:p text:style-name="Text_20_body">This occurs when a user logs into SAVIOR. The Virtue Admin Server will do the following (or cause them to be done): </text:p>
      <text:list xml:id="list151034996373868" text:style-name="OrgNumberedList">
        <text:list-item>
          <text:p text:style-name="P29">Start the Linux host for the Proxy. Internally (as part of the boot process), this will: </text:p>
          <text:list>
            <text:list-item>
              <text:p text:style-name="P29">Start the Samba daemon.</text:p>
            </text:list-item>
            <text:list-item>
              <text:p text:style-name="P29">Start the automounter daemon (maybe not for version 1). </text:p>
            </text:list-item>
          </text:list>
        </text:list-item>
        <text:list-item>
          <text:p text:style-name="P32">Start the <text:span text:style-name="T15">CIFS Proxy by running its jar file. (In the future the Proxy may run in a web container such as Tomcat or Jetty, but it currently uses Spring Boot.)<text:line-break/></text:span><text:span text:style-name="T16">NOTE:</text:span><text:span text:style-name="T15"> As of the latest build of version 8 of OpenJDK, the Proxy may active a fatal error in the JIT system. For this reason, the JVM must be started with the </text:span><text:span text:style-name="Source_20_Text"><text:span text:style-name="T15">-Xint</text:span></text:span><text:span text:style-name="T15"> flag to force interpreted mode. This delays startup by several seconds but should not otherwise noticably impact performance.</text:span></text:p>
        </text:list-item>
        <text:list-item>
          <text:p text:style-name="P31">Set delegation privileges <text:span text:style-name="T15">by running </text:span><text:span text:style-name="T6">allow-delegation.sh </text:span><text:span text:style-name="T15">on the Proxy</text:span>. <text:span text:style-name="T15">It must be run for each file server for which the Proxy will serve files.</text:span></text:p>
        </text:list-item>
        <text:list-item>
          <text:p text:style-name="P29"><text:span text:style-name="T10">Configure the file shares</text:span> </text:p>
          <text:list>
            <text:list-item>
              <text:p text:style-name="P37">Create the Virtue with the <text:span text:style-name="T5">POST /virtue</text:span> REST call.</text:p>
            </text:list-item>
            <text:list-item>
              <text:p text:style-name="P37">For each file share accessible by the Virtue</text:p>
              <text:list>
                <text:list-item>
                  <text:p text:style-name="P30"><text:span text:style-name="T4">Create the file share with the </text:span><text:span text:style-name="T7">POST /share</text:span><text:span text:style-name="T4"> REST call.</text:span></text:p>
                </text:list-item>
              </text:list>
            </text:list-item>
          </text:list>
        </text:list-item>
      </text:list>
      <text:h text:style-name="Heading_20_3" text:outline-level="3"><text:bookmark-start text:name="OrgXref.org491c413"/><text:bookmark-start text:name="__RefHeading___Toc683_2123474191"/><text:bookmark text:name="org491c413"/>Virtual Machine Startup <text:bookmark-end text:name="OrgXref.org491c413"/><text:bookmark-end text:name="__RefHeading___Toc683_2123474191"/></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start text:name="OrgXref.org60f7a33"/><text:bookmark-start text:name="__RefHeading___Toc685_2123474191"/><text:bookmark text:name="org60f7a33"/><text:soft-page-break/>Shutdown <text:bookmark-end text:name="OrgXref.org60f7a33"/><text:bookmark-end text:name="__RefHeading___Toc685_2123474191"/></text:h>
      <text:p text:style-name="Text_20_body">This occurs when the last Virtue of a user exits. </text:p>
      <text:list xml:id="list151035185364549" text:style-name="OrgNumberedList">
        <text:list-item>
          <text:p text:style-name="P29">Revoke delegation privileges.</text:p>
        </text:list-item>
        <text:list-item>
          <text:p text:style-name="P42">Leave the domain, with the <text:span text:style-name="Source_20_Text">sudo realm leave</text:span> command.</text:p>
        </text:list-item>
        <text:list-item>
          <text:p text:style-name="P29">Shutdown the Proxy host.</text:p>
        </text:list-item>
      </text:list>
      <text:h text:style-name="Heading_20_1" text:outline-level="1"><text:bookmark-start text:name="__RefHeading___Toc687_2123474191"/><text:bookmark text:name="org788a137"/><text:span text:style-name="T20">AMI </text:span><text:bookmark-start text:name="OrgXref.org788a137"/>Creation<text:bookmark-end text:name="__RefHeading___Toc687_2123474191"/><text:bookmark-end text:name="OrgXref.org788a137"/></text:h>
      <text:p text:style-name="Text_20_body">This section describes how to create a CIFS Proxy image. <text:span text:style-name="T17">The Proxy must be built on Linux because it builds native executables.</text:span></text:p>
      <text:list xml:id="list2547887169" text:style-name="L5">
        <text:list-item>
          <text:p text:style-name="P43"><text:span text:style-name="T18">In the CIFS Proxy directory, build the proxy and its supporting programs with <text:line-break/></text:span><text:span text:style-name="Source_20_Text"><text:span text:style-name="Source_20_Text"><text:span text:style-name="T17">cmake . &amp;&amp; make -j2 &amp;&amp; ./gradlew build</text:span></text:span></text:span></text:p>
        </text:list-item>
        <text:list-item>
          <text:p text:style-name="P44">Edit the file <text:span text:style-name="Source_20_Text">src/terraform/user-service.tf</text:span> and add a <text:span text:style-name="Source_20_Text">#</text:span> to the start of each of the following lines (to comment them out):<text:line-break/><text:span text:style-name="Source_20_Text"> </text:span><text:span text:style-name="Source_20_Text"><text:span text:style-name="T19">"sudo /usr/local/bin/post-deploy-config.sh --domain ${var.domain} --admin ${var.domain_admin_user} --password ${var.admin_password} --hostname ${local.myname} --dcip ${local.ds_private_ip} –verbose",<text:line-break/> "sleep 5",<text:line-break/> "sudo /usr/local/bin/allow-delegation.sh --domain ${var.domain} --admin ${var.domain_admin_user} --password ${var.admin_password} --delegater ${local.myname} --target ${local.fsname} –verbose"</text:span></text:span><text:line-break/>In the latest version these are lines 124­126.</text:p>
        </text:list-item>
        <text:list-item>
          <text:p text:style-name="P44">In the <text:span text:style-name="Source_20_Text">src/terraform </text:span>directory, run <text:span text:style-name="Source_20_Text">make plan &amp;&amp; make apply</text:span></text:p>
        </text:list-item>
        <text:list-item>
          <text:p text:style-name="P44">In the <text:span text:style-name="Source_20_Text">src/terraform </text:span>directory, run <text:span text:style-name="Source_20_Text">./get-hosts.sh</text:span>. <text:span text:style-name="T20">In its output, the</text:span> “<text:span text:style-name="T20">user server” is the EC2 instance running the image for the AMI.</text:span></text:p>
        </text:list-item>
        <text:list-item>
          <text:p text:style-name="P45">Go to the AWS web console, find “user server” and make an AMI from it.</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9-01-29T12:43:43.028320147</dc:date>
    <meta:creation-date>2018-10-08T00:00:00</meta:creation-date>
    <meta:generator>LibreOffice/6.0.7.3$Linux_X86_64 LibreOffice_project/00m0$Build-3</meta:generator>
    <meta:keyword>cifs, savior, kerberos</meta:keyword>
    <dc:subject>Describes the CIFS Proxy SAVIOR component.</dc:subject>
    <dc:title>SAVIOR CIFS Proxy</dc:title>
    <meta:editing-duration>PT3H36M41S</meta:editing-duration>
    <meta:editing-cycles>16</meta:editing-cycles>
    <meta:document-statistic meta:table-count="2" meta:image-count="0" meta:object-count="0" meta:page-count="9" meta:paragraph-count="229" meta:word-count="2829" meta:character-count="16716" meta:non-whitespace-character-count="14081"/>
  </office:meta>
</office:document-meta>
</file>